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c85" officeooo:paragraph-rsid="001ddc85"/>
    </style:style>
    <style:style style:name="P2" style:family="paragraph" style:parent-style-name="Standard">
      <style:text-properties officeooo:rsid="001ddc85" officeooo:paragraph-rsid="001e37b0"/>
    </style:style>
    <style:style style:name="P3" style:family="paragraph" style:parent-style-name="Standard">
      <style:text-properties fo:color="#212121" loext:opacity="100%" style:font-name="Arial1" fo:font-size="11pt" officeooo:paragraph-rsid="001f4240" style:font-size-asian="11pt" style:font-size-complex="11pt"/>
    </style:style>
    <style:style style:name="P4" style:family="paragraph" style:parent-style-name="Standard">
      <style:text-properties officeooo:paragraph-rsid="001f4240"/>
    </style:style>
    <style:style style:name="P5" style:family="paragraph" style:parent-style-name="Standard">
      <style:text-properties style:font-name="Arial1" fo:font-size="11pt" officeooo:rsid="001c6004" officeooo:paragraph-rsid="001c6004" style:font-size-asian="11pt" style:font-size-complex="11pt"/>
    </style:style>
    <style:style style:name="P6" style:family="paragraph" style:parent-style-name="Standard">
      <style:text-properties style:font-name="Arial1" fo:font-size="11pt" officeooo:paragraph-rsid="001c6004" style:font-size-asian="11pt" style:font-size-complex="11pt"/>
    </style:style>
    <style:style style:name="P7" style:family="paragraph" style:parent-style-name="Standard">
      <style:text-properties style:font-name="Arial1" fo:font-size="11pt" officeooo:rsid="001ddc85" officeooo:paragraph-rsid="001ddc85" style:font-size-asian="11pt" style:font-size-complex="11pt"/>
    </style:style>
    <style:style style:name="P8" style:family="paragraph" style:parent-style-name="Standard">
      <style:text-properties style:font-name="Arial1" fo:font-size="11pt" officeooo:rsid="001ddc85" officeooo:paragraph-rsid="001e37b0" style:font-size-asian="11pt" style:font-size-complex="11pt"/>
    </style:style>
    <style:style style:name="P9" style:family="paragraph" style:parent-style-name="Standard">
      <style:text-properties style:font-name="Arial1" fo:font-size="11pt" officeooo:paragraph-rsid="001f4240" style:font-size-asian="11pt" style:font-size-complex="11pt"/>
    </style:style>
    <style:style style:name="P10" style:family="paragraph" style:parent-style-name="Standard">
      <style:text-properties style:font-name="Arial1" fo:font-size="11pt" officeooo:rsid="0021599f" officeooo:paragraph-rsid="0021599f" style:font-size-asian="11pt" style:font-size-complex="11pt"/>
    </style:style>
    <style:style style:name="P11" style:family="paragraph" style:parent-style-name="Standard">
      <style:text-properties style:font-name="Arial1" fo:font-size="11pt" officeooo:paragraph-rsid="0024706f" style:font-size-asian="11pt" style:font-size-complex="11pt"/>
    </style:style>
    <style:style style:name="T1" style:family="text">
      <style:text-properties officeooo:rsid="001c6004"/>
    </style:style>
    <style:style style:name="T2" style:family="text">
      <style:text-properties officeooo:rsid="001ddc85"/>
    </style:style>
    <style:style style:name="T3" style:family="text">
      <style:text-properties fo:color="#212121" loext:opacity="100%"/>
    </style:style>
    <style:style style:name="T4" style:family="text">
      <style:text-properties fo:color="#212121" loext:opacity="100%" style:font-name="Calibri" fo:font-size="13pt"/>
    </style:style>
    <style:style style:name="T5" style:family="text">
      <style:text-properties fo:color="#212121" loext:opacity="100%" style:font-name="Calibri" fo:font-size="13pt" officeooo:rsid="00263815"/>
    </style:style>
    <style:style style:name="T6" style:family="text">
      <style:text-properties fo:color="#212121" loext:opacity="100%" style:font-name="Calibri" fo:font-size="13pt" officeooo:rsid="003d8ea4"/>
    </style:style>
    <style:style style:name="T7" style:family="text">
      <style:text-properties fo:color="#212121" loext:opacity="100%" style:font-name="Calibri" fo:font-size="11pt"/>
    </style:style>
    <style:style style:name="T8" style:family="text">
      <style:text-properties fo:color="#212121" loext:opacity="100%" fo:font-size="13pt"/>
    </style:style>
    <style:style style:name="T9" style:family="text">
      <style:text-properties fo:color="#212121" loext:opacity="100%" fo:font-size="13pt" officeooo:rsid="00263815"/>
    </style:style>
    <style:style style:name="T10" style:family="text">
      <style:text-properties fo:color="#212121" loext:opacity="100%" fo:font-size="13pt" officeooo:rsid="003d8ea4"/>
    </style:style>
    <style:style style:name="T11" style:family="text">
      <style:text-properties fo:color="#212121" loext:opacity="100%" fo:font-size="11pt"/>
    </style:style>
    <style:style style:name="T12" style:family="text">
      <style:text-properties fo:color="#212121" loext:opacity="100%" officeooo:rsid="00263815"/>
    </style:style>
    <style:style style:name="T13" style:family="text">
      <style:text-properties fo:color="#212121" loext:opacity="100%" officeooo:rsid="003d8ea4"/>
    </style:style>
    <style:style style:name="T14" style:family="text">
      <style:text-properties fo:color="#212121" loext:opacity="100%" style:font-name="Arial1" fo:font-size="11pt" style:font-size-asian="11pt" style:font-size-complex="11pt"/>
    </style:style>
    <style:style style:name="T15" style:family="text">
      <style:text-properties fo:color="#212121" loext:opacity="100%" style:font-name="Arial1" fo:font-size="11pt" officeooo:rsid="00216768" style:font-size-asian="11pt" style:font-size-complex="11pt"/>
    </style:style>
    <style:style style:name="T16" style:family="text">
      <style:text-properties fo:color="#212121" loext:opacity="100%" style:font-name="Arial1" fo:font-size="11pt" officeooo:rsid="0025d925" style:font-size-asian="11pt" style:font-size-complex="11pt"/>
    </style:style>
    <style:style style:name="T17" style:family="text">
      <style:text-properties fo:color="#212121" loext:opacity="100%" style:font-name="Arial1" fo:font-size="11pt" officeooo:rsid="0027aee4" style:font-size-asian="11pt" style:font-size-complex="11pt"/>
    </style:style>
    <style:style style:name="T18" style:family="text">
      <style:text-properties fo:color="#212121" loext:opacity="100%" style:font-name="Arial1" fo:font-size="11pt" officeooo:rsid="003d8ea4" style:font-size-asian="11pt" style:font-size-complex="11pt"/>
    </style:style>
    <style:style style:name="T19" style:family="text">
      <style:text-properties fo:color="#212121" loext:opacity="100%" style:font-name="Arial1" fo:font-size="11pt" officeooo:rsid="0028608b" style:font-size-asian="11pt" style:font-size-complex="11pt"/>
    </style:style>
    <style:style style:name="T20" style:family="text">
      <style:text-properties fo:color="#212121" loext:opacity="100%" officeooo:rsid="0021e6a2"/>
    </style:style>
    <style:style style:name="T21" style:family="text">
      <style:text-properties fo:color="#212121" loext:opacity="100%" officeooo:rsid="00262e7d"/>
    </style:style>
    <style:style style:name="T22" style:family="text">
      <style:text-properties fo:color="#212121" loext:opacity="100%" officeooo:rsid="001ddc85"/>
    </style:style>
    <style:style style:name="T23" style:family="text">
      <style:text-properties officeooo:rsid="0021430a"/>
    </style:style>
    <style:style style:name="T24" style:family="text">
      <style:text-properties officeooo:rsid="0021599f"/>
    </style:style>
    <style:style style:name="T25" style:family="text">
      <style:text-properties officeooo:rsid="00216768"/>
    </style:style>
    <style:style style:name="T26" style:family="text">
      <style:text-properties officeooo:rsid="0025d925"/>
    </style:style>
    <style:style style:name="T27" style:family="text">
      <style:text-properties officeooo:rsid="0027aee4"/>
    </style:style>
    <style:style style:name="T28" style:family="text">
      <style:text-properties officeooo:rsid="002a6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ésumé du Test :</text:p>
      <text:p text:style-name="P5"/>
      <text:p text:style-name="P6"><text:span text:style-name="T1">J’ai été assez surpris par la première partie sur Xpath , ayant commencé ASP.NET jeudi 3 février pour des tests techniques , j’ai essayé de répondre du mieux que je le pouvais.</text:span></text:p>
      <text:p text:style-name="P7">J’ai utilisé des documentations et cours en ligne mais avec la limite de temps j’ai du choisir plutôt rapidement.</text:p>
      <text:p text:style-name="P6"/>
      <text:p text:style-name="P6"><text:span text:style-name="T1">La partie de réalisation que j’ai </text:span><text:span text:style-name="T23">effec</text:span><text:span text:style-name="T1">tué en MVC fonctionne , </text:span><text:span text:style-name="T2">j’ai ajouter une partie Cours en plus de la partie Personne. L’ajout , la modification , la description ainsi que la suppression fonctionnent.</text:span></text:p>
      <text:p text:style-name="P7">Un index est bien disponible sur chaque pages permettant de visualiser toutes les personnes ,</text:p>
      <text:p text:style-name="P10">affichant nom , prénom, ainsi que la date de naissance.</text:p>
      <text:p text:style-name="P6"/>
      <text:p text:style-name="P6"><text:span text:style-name="T1">Au niveau des défauts, l’age limite ainsi que le tri par ordre alphabétiques ne sont pas réalisés.</text:span></text:p>
      <text:p text:style-name="P5">J’ai réalisé une idée d’adaptation <text:span text:style-name="T24">pour l’age limite </text:span>que je n’ai pas appliqué mais qui est disponible sur le dossier GitHub TestJR1402Annexe</text:p>
      <text:p text:style-name="P5"/>
      <text:p text:style-name="P7">Méthode de travail :</text:p>
      <text:p text:style-name="P7"/>
      <text:p text:style-name="P4"><text:span text:style-name="T14">Extensions :<text:line-break/>-Microsoft.EntityFrameworkCore<text:line-break/>-Microsoft.EntityFrameworkCore.Tools<text:line-break/>-Microsoft.EntityFrameworkCore.Design<text:line-break/>-Microsoft.EntityFrameworkCore.SqlServer<text:line-break/>-Microsoft.VisualStudio.Web.CodeGeneration.Design<text:line-break/><text:line-break/>Étapes :<text:line-break/><text:line-break/>1)Créer projet MVC<text:line-break/><text:line-break/>2)Créer classe </text:span><text:span text:style-name="T15">Personnes</text:span><text:span text:style-name="T14"><text:line-break/> <text:line-break/>3)Créer classe </text:span><text:span text:style-name="T15">Cours</text:span></text:p>
      <text:p text:style-name="P9"><text:span text:style-name="T3"><text:line-break/> 4)Créer M</text:span><text:span text:style-name="T20">VC</text:span><text:span text:style-name="T3">Context<text:line-break/><text:line-break/>5) Ajouter code connexion serveur dans appsetting.json<text:line-break/> </text:span></text:p>
      <text:p text:style-name="P3">6)Ajouter code dans StartUp.cs</text:p>
      <text:p text:style-name="P9"><text:span text:style-name="T3"/></text:p>
      <text:p text:style-name="P11"><text:span text:style-name="T3">7)Console Nuget</text:span></text:p>
      <text:p text:style-name="P11"><text:span text:style-name="T3"><text:line-break/>add-migration InitialCreate<text:line-break/></text:span></text:p>
      <text:p text:style-name="P11"><text:span text:style-name="T3">8)Console Nuget </text:span></text:p>
      <text:p text:style-name="P11"><text:span text:style-name="T3"><text:line-break/>Update-Database</text:span></text:p>
      <text:p text:style-name="P9"><text:span text:style-name="T3"><text:line-break/>9)Ajouter controller </text:span><text:span text:style-name="T21">C</text:span><text:span text:style-name="T3">ours<text:line-break/></text:span></text:p>
      <text:p text:style-name="P4"><text:span text:style-name="T14">10)Ajouter controller </text:span><text:span text:style-name="T16">Personnes</text:span></text:p>
      <text:p text:style-name="P4"><text:span text:style-name="T14"><text:line-break/>11)Layout.cshtml<text:line-break/></text:span></text:p>
      <text:p text:style-name="P3"><text:span text:style-name="T22">1</text:span><text:span text:style-name="T28">2</text:span><text:span text:style-name="T22">) Modifier Index.cshtml</text:span></text:p>
      <text:p text:style-name="P8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5:44:40.690000000</meta:creation-date>
    <dc:date>2022-02-14T16:03:38.007000000</dc:date>
    <meta:editing-duration>PT18M49S</meta:editing-duration>
    <meta:editing-cycles>17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20" meta:word-count="205" meta:character-count="1490" meta:non-whitespace-character-count="1287"/>
  </office:meta>
</office:document-meta>
</file>